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3" style:family="table">
      <style:table-properties style:width="16.999cm" table:align="left"/>
    </style:style>
    <style:style style:name="Table3.A" style:family="table-column">
      <style:table-column-properties style:column-width="4.249cm"/>
    </style:style>
    <style:style style:name="Table3.D" style:family="table-column">
      <style:table-column-properties style:column-width="4.251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D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 style:list-style-name="L1">
      <style:text-properties fo:font-style="normal" style:font-style-asian="normal" style:font-style-complex="normal"/>
    </style:style>
    <style:style style:name="P11" style:family="paragraph" style:parent-style-name="Heading_20_1">
      <style:text-properties fo:font-size="9pt" style:font-size-asian="9pt" style:font-size-complex="9pt"/>
    </style:style>
    <style:style style:name="P12" style:family="paragraph" style:parent-style-name="Standard">
      <style:text-properties fo:font-style="normal" style:font-style-asian="normal" style:font-style-complex="normal"/>
    </style:style>
    <style:style style:name="P13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4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style:font-name="Tahoma" fo:font-size="14pt" style:font-size-asian="14pt" style:font-name-complex="Tahoma" style:font-size-complex="14pt"/>
    </style:style>
    <style:style style:name="P15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TOON TEAM</text:p>
      <text:p text:style-name="P2"/>
      <text:p text:style-name="P3">SISTEMA</text:p>
      <text:p text:style-name="Standard"/>
      <text:p text:style-name="Standard"/>
      <text:p text:style-name="P4">PLAN DE ITERACION 12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David Cuadrado</text:p>
          </table:table-cell>
          <table:table-cell table:style-name="Table2.C2" office:value-type="string">
            <text:p text:style-name="Table_20_Contents">24/02/2007</text:p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p text:style-name="P9">Actividades de la iteración</text:p>
      <text:p text:style-name="Standard"/>
      <text:list text:style-name="L1">
        <text:list-item>
          <text:p text:style-name="P10">Implementar chat comunicaciones para el cliente y administrador</text:p>
        </text:list-item>
        <text:list-item>
          <text:p text:style-name="P10">Implementar manejo de Wall's: envió desde el administrador, recepción desde todos los clientes.</text:p>
        </text:list-item>
        <text:list-item>
          <text:p text:style-name="P10">Implementar manejo de noticias</text:p>
        </text:list-item>
        <text:list-item>
          <text:p text:style-name="P10">Implementar añadir y remover de la librería con soporte en red</text:p>
        </text:list-item>
        <text:list-item>
          <text:p text:style-name="P10">Revisar undo/redo</text:p>
        </text:list-item>
        <text:list-item>
          <text:p text:style-name="P10">Estandarizar el sistema undo/redo</text:p>
        </text:list-item>
      </text:list>
      <text:p text:style-name="Standard"/>
      <text:p text:style-name="Standard"/>
      <text:p text:style-name="P9">Asignación de actividades</text:p>
      <text:p text:style-name="Standard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h text:style-name="P11" text:outline-level="1">RESPONSABLE</text:h>
          </table:table-cell>
          <table:table-cell table:style-name="Table3.A1" office:value-type="string">
            <text:h text:style-name="P11" text:outline-level="1">ACTIVIDAD</text:h>
          </table:table-cell>
          <table:table-cell table:style-name="Table3.A1" office:value-type="string">
            <text:h text:style-name="P11" text:outline-level="1">PRODUCTO</text:h>
          </table:table-cell>
          <table:table-cell table:style-name="Table3.D1" office:value-type="string">
            <text:h text:style-name="P11" text:outline-level="1">COMENTARIOS</text:h>
          </table:table-cell>
        </table:table-row>
        <table:table-row>
          <table:table-cell table:style-name="Table3.A2" office:value-type="string">
            <text:p text:style-name="P12">Jorge Cuadrado</text:p>
          </table:table-cell>
          <table:table-cell table:style-name="Table3.A2" office:value-type="string">
            <text:p text:style-name="P12">Implementar chat comunicaciones para el cliente y administrador</text:p>
          </table:table-cell>
          <table:table-cell table:style-name="Table3.A2" office:value-type="string">
            <text:p text:style-name="Table_20_Contents">Interfaz gráfica para chat en los clientes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2">Jorge Cuadrado</text:p>
          </table:table-cell>
          <table:table-cell table:style-name="Table3.A2" office:value-type="string">
            <text:p text:style-name="P12">Implementar manejo de Wall's: envió desde el administrador, recepción desde todos los clientes.</text:p>
          </table:table-cell>
          <table:table-cell table:style-name="Table3.A2" office:value-type="string">
            <text:p text:style-name="P12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2">Jorge Cuadrado</text:p>
          </table:table-cell>
          <table:table-cell table:style-name="Table3.A2" office:value-type="string">
            <text:p text:style-name="P12">Implementar manejo de noticias</text:p>
          </table:table-cell>
          <table:table-cell table:style-name="Table3.A2" office:value-type="string">
            <text:p text:style-name="P12"/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2">Implementar añadir y remover de la librería con soporte en red</text:p>
          </table:table-cell>
          <table:table-cell table:style-name="Table3.A2" office:value-type="string">
            <text:p text:style-name="P12">Implementación, documento de diseño de la librería.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2">Revisar undo/redo</text:p>
          </table:table-cell>
          <table:table-cell table:style-name="Table3.A2" office:value-type="string">
            <text:p text:style-name="P12">Escribir documento sobre manejo de undo/redo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2">Estandarizar el sistema undo/redo</text:p>
          </table:table-cell>
          <table:table-cell table:style-name="Table3.A2" office:value-type="string">
            <text:p text:style-name="P12">Modificar si es necesario las clases que hacen uso del sistema</text:p>
          </table:table-cell>
          <table:table-cell table:style-name="Table3.D2" office:value-type="string">
            <text:p text:style-name="Table_20_Contents"/>
          </table:table-cell>
        </table:table-row>
      </table:table>
      <text:p text:style-name="Standard"/>
      <text:p text:style-name="P1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"/>
      <text:p text:style-name="P14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5">David Cuadrado</text:p>
          </table:table-cell>
          <table:table-cell table:style-name="Table1.B2" office:value-type="string">
            <text:p text:style-name="P15">24/02/2007</text:p>
          </table:table-cell>
          <table:table-cell table:style-name="Table1.B2" office:value-type="string">
            <text:p text:style-name="P15">Paola J. Rodriguez</text:p>
          </table:table-cell>
          <table:table-cell table:style-name="Table1.D2" office:value-type="string">
            <text:p text:style-name="P15"/>
          </table:table-cell>
        </table:table-row>
      </table:table>
      <text:p text:style-name="P13"/>
      <text:p text:style-name="P1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David Cuadrado</meta:initial-creator>
    <meta:creation-date>2007-02-24T13:34:54</meta:creation-date>
    <dc:creator>David Cuadrado</dc:creator>
    <dc:date>2007-03-06T16:18:37</dc:date>
    <dc:language>es-CO</dc:language>
    <meta:editing-cycles>27</meta:editing-cycles>
    <meta:editing-duration>PT29M30S</meta:editing-duration>
    <meta:template xlink:type="simple" xlink:actuate="onRequest" xlink:role="template" xlink:href="../../../../.ooo-2.0/user/template/ktoon_plan_de_iteracion1.ott" xlink:title="ktoon_plan_de_iteracion" meta:date="2007-02-24T13:34:54"/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2" meta:paragraph-count="46" meta:word-count="183" meta:character-count="1220"/>
  </office:meta>
</office:document-meta>
</file>